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24f5" officeooo:paragraph-rsid="001824f5"/>
    </style:style>
    <style:style style:name="T1" style:family="text">
      <style:text-properties officeooo:rsid="0018d3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<text:span text:style-name="T1">asdojisahdisaodhsaiodhsaiodhsaisaojdisaojdsaoijdsaiodjasojdasoidjasidojasidojasdoijasoijdsaiodjisadjaisodjaisojdasiodjsaiodj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3:07:37.500330171</meta:creation-date>
    <dc:date>2017-04-03T13:09:51.404134322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1" meta:character-count="128" meta:non-whitespace-character-count="128"/>
  </office:meta>
</office:document-meta>
</file>